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【】</text:p>
      <text:p text:style-name="Preformatted_20_Text">目前有線電視數據機技術發展的重點仍在標準制定方面，其中以IEEE制定的802.14</text:p>
      <text:p text:style-name="Preformatted_20_Text">為主流，參與成員多為電腦及電話公司，協定的主體已經確立，預計在今年十一</text:p>
      <text:p text:style-name="Preformatted_20_Text">月完成標準草案的制定，1998年六月正式成為IEEE標準。目前為止媒介存取控制</text:p>
      <text:p text:style-name="Preformatted_20_Text">層(Media Access Control；MAC)的Frame架構大致完成，碰撞已有解決的方案，</text:p>
      <text:p text:style-name="Preformatted_20_Text">在實體層(Physical；PHY)的重要參數，如64QAM、QPSK、CRC以及Scrambler也</text:p>
      <text:p text:style-name="Preformatted_20_Text">擬訂好了。基本上來說，IEEE 802.14受到四個標準單位影響：</text:p>
      <text:p text:style-name="Preformatted_20_Text">●ATM Forum。</text:p>
      <text:p text:style-name="Preformatted_20_Text">●DAVIC(Digital Audio Visual Council)，即Set-Top-Box標準。</text:p>
      <text:p text:style-name="Preformatted_20_Text">●MCNS(Multimedia Cable Network System)，即CableLabs之建議標準。</text:p>
      <text:p text:style-name="Preformatted_20_Text">●SCTE(Society of Cable Telecommunications Engineers)，即ANSI之標準。</text:p>
      <text:p text:style-name="Preformatted_20_Text">其中ATM Forum主導了MAC之Framing，DAVIC主導了PHY，IBM及Zenith主導</text:p>
      <text:p text:style-name="Preformatted_20_Text">MAC規格制定。</text:p>
      <text:p text:style-name="Preformatted_20_Text">另一個主要制定互通性標準的機構是MCNS，主要的成員多為有線電視廠商，有</text:p>
      <text:p text:style-name="Preformatted_20_Text">Comcast、Cox、TCI、CableLabs、Media One，Rogers Cable systems以及Time Warner</text:p>
      <text:p text:style-name="Preformatted_20_Text">。MCNS制訂的規格為DOCSIS(Data-Over-Cable Interface Specification)，這套規格</text:p>
      <text:p text:style-name="Preformatted_20_Text">在今年六月已有草案，包含的項目有RF介面、資料介面、運作支援系統介面、電</text:p>
      <text:p text:style-name="Preformatted_20_Text">話線路返回介面(MCNS提供HFC或電話線兩種上行頻道介面)以及安全管理介面</text:p>
      <text:p text:style-name="Preformatted_20_Text">，預計今年年底可以完成全部草案。至於Continental公司主導的SCTE在這方面起</text:p>
      <text:p text:style-name="Preformatted_20_Text">步較晚，主要是安全系統方面。另一組織IETF(Internet Engineering Task Force)則</text:p>
      <text:p text:style-name="Preformatted_20_Text">專注於網路層，預計1997年12月完成IPCDN(IP over Cable Data Network)的規格製</text:p>
      <text:p text:style-name="Preformatted_20_Text">訂。</text:p>
      <text:p text:style-name="Preformatted_20_Text">IEEE 802.14與MCNS訂定的規格基本上有三點差異：一是用戶端與頭端同步的方</text:p>
      <text:p text:style-name="Preformatted_20_Text">式，二是頭端分配頻寬以及將頻寬分配結果通知給各用戶的方法不同，三是碰撞</text:p>
      <text:p text:style-name="Preformatted_20_Text">解決的方式不同。由於MCNS算是IEEE 802.14未完成之前的過渡時期，在有線電</text:p>
      <text:p text:style-name="Preformatted_20_Text">視數據廠商遵循的標準上，採用了許多簡單易行的機制，一方面使大眾能先享受</text:p>
      <text:p text:style-name="Preformatted_20_Text">到高速的有線電視數據機，一方面數據機廠商也能累積技術以利於未來開發互通</text:p>
      <text:p text:style-name="Preformatted_20_Text">性產品。依互通性規格推出符合MCNS要求的有線電視數據機，大約在1998年夏</text:p>
      <text:p text:style-name="Preformatted_20_Text">季左右會有一些實地測試的產品，因此消費者最快應該要到1998年底才會購買到</text:p>
      <text:p text:style-name="Preformatted_20_Text">此類商用化有線電視數據機。1999年至2000年將會是有線電視數據機快速起飛的</text:p>
      <text:p text:style-name="Preformatted_20_Text">時刻，樂觀估計，西元2000年全美將會有440萬有線電視數據機用戶。目前正致</text:p>
      <text:p text:style-name="Preformatted_20_Text">力於發展與互通性規格相容的有線電視數據機廠商有HP、LAN city、IBM、Motorola</text:p>
      <text:p text:style-name="Preformatted_20_Text">等。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33" meta:word-count="788" meta:character-count="1278"/>
    <meta:generator>OpenOffice/4.1.1$Win32 OpenOffice.org_project/411m6$Build-9775</meta:generator>
  </office:meta>
</office:document-meta>
</file>